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/>
          <table:table-cell table:style-name="ce2" table:number-columns-repeated="1016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/>
          <table:table-cell table:style-name="ce2" table:number-columns-repeated="1016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52">
            <text:p>5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Bug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oscarGivenTo.sh not extracting screenplay nominations from 1929 and 1930</text:p>
          </table:table-cell>
          <table:table-cell table:style-name="Default"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table:style-name="Default" office:value-type="float" office:value="53">
            <text:p>53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change movie schema to have country as text rather than smallint</text:p>
          </table:table-cell>
          <table:table-cell table:style-name="Default"/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8/09/2011</text:date>, <text:time>09:3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8-09T09:31:48</dc:date>
    <meta:editing-duration>PT16H56M38S</meta:editing-duration>
    <meta:editing-cycles>75</meta:editing-cycles>
    <meta:generator>OpenOffice.org/3.2$Unix OpenOffice.org_project/320m12$Build-9483</meta:generator>
    <dc:creator>Tyler Hayes</dc:creator>
    <meta:document-statistic meta:table-count="3" meta:cell-count="343" meta:object-count="0"/>
    <meta:user-defined meta:name="Info 1"/>
    <meta:user-defined meta:name="Info 2"/>
    <meta:user-defined meta:name="Info 3"/>
    <meta:user-defined meta:name="Info 4"/>
  </office:meta>
</office:document-meta>
</file>